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41d6c" officeooo:paragraph-rsid="00041d6c"/>
    </style:style>
    <style:style style:name="P2" style:family="paragraph" style:parent-style-name="Standard">
      <style:text-properties officeooo:rsid="00041d6c" officeooo:paragraph-rsid="00041d6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CES : </text:p>
      <text:p text:style-name="P1"/>
      <text:p text:style-name="P1">(Victor)</text:p>
      <text:p text:style-name="P1">- <text:a xlink:type="simple" xlink:href="https://docs.docker.com/" text:style-name="Internet_20_link" text:visited-style-name="Visited_20_Internet_20_Link">https://docs.docker.com/</text:a></text:p>
      <text:p text:style-name="P1">- <text:a xlink:type="simple" xlink:href="https://www.tutorialspoint.com/docker/docker_overview.htm" text:style-name="Internet_20_link" text:visited-style-name="Visited_20_Internet_20_Link">https://www.tutorialspoint.com/docker/docker_overview.htm</text:a></text:p>
      <text:p text:style-name="P1">- <text:a xlink:type="simple" xlink:href="https://www.youtube.com/watch?v=h0NCZbHjIpY" text:style-name="Internet_20_link" text:visited-style-name="Visited_20_Internet_20_Link">https://www.youtube.com/watch?v=h0NCZbHjIpY</text:a></text:p>
      <text:p text:style-name="P1">- <text:a xlink:type="simple" xlink:href="https://docker-curriculum.com/" text:style-name="Internet_20_link" text:visited-style-name="Visited_20_Internet_20_Link">https://docker-curriculum.com/</text:a></text:p>
      <text:p text:style-name="P1">- <text:a xlink:type="simple" xlink:href="https://en.wikipedia.org/wiki/Docker_(software" text:style-name="Internet_20_link" text:visited-style-name="Visited_20_Internet_20_Link">https://en.wikipedia.org/wiki/Docker_(software</text:a>) </text:p>
      <text:p text:style-name="P1">- <text:a xlink:type="simple" xlink:href="https://en.wikipedia.org/wiki/Operating-system-level_virtualization" text:style-name="Internet_20_link" text:visited-style-name="Visited_20_Internet_20_Link">https://en.wikipedia.org/wiki/Operating-system-level_virtualization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1:39:56.466376647</meta:creation-date>
    <dc:date>2019-02-07T13:19:02.812595931</dc:date>
    <meta:editing-duration>PT7H14M2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5" meta:character-count="299" meta:non-whitespace-character-count="290"/>
  </office:meta>
</office:document-meta>
</file>